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99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048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fo:min-height="1.047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4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223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ff9999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99ff66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512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5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>
      <style:paragraph-properties fo:text-align="center"/>
      <style:text-properties fo:color="#00cc00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" style:family="text">
      <style:text-properties fo:color="#00cc00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441cm" svg:height="4.636cm" svg:x="1.508cm" svg:y="2.206cm">
          <text:p/>
        </draw:rect>
        <draw:frame draw:style-name="gr2" draw:text-style-name="P2" draw:layer="layout" svg:width="2.886cm" svg:height="1.298cm" svg:x="1.786cm" svg:y="3.875cm">
          <draw:text-box>
            <text:p text:style-name="P2"><text:span text:style-name="T1">DoT Contract</text:span></text:p>
          </draw:text-box>
        </draw:frame>
        <draw:g>
          <draw:g>
            <draw:rect draw:style-name="gr3" draw:text-style-name="P1" draw:layer="layout" svg:width="3.33cm" svg:height="3.812cm" svg:x="8.057cm" svg:y="2.978cm">
              <text:p/>
            </draw:rect>
            <draw:rect draw:style-name="gr3" draw:text-style-name="P1" draw:layer="layout" svg:width="3.33cm" svg:height="3.812cm" svg:x="8.391cm" svg:y="2.669cm">
              <text:p/>
            </draw:rect>
            <draw:rect draw:style-name="gr3" draw:text-style-name="P1" draw:layer="layout" svg:width="3.331cm" svg:height="3.811cm" svg:x="8.723cm" svg:y="2.257cm">
              <text:p/>
            </draw:rect>
          </draw:g>
          <draw:frame draw:style-name="gr4" draw:text-style-name="P2" draw:layer="layout" svg:width="2.886cm" svg:height="1.297cm" svg:x="8.946cm" svg:y="3.871cm">
            <draw:text-box>
              <text:p text:style-name="P2"><text:span text:style-name="T2">Contract Bids</text:span></text:p>
            </draw:text-box>
          </draw:frame>
        </draw:g>
        <draw:line draw:style-name="gr5" draw:text-style-name="P1" draw:layer="layout" svg:x1="4.949cm" svg:y1="4.372cm" svg:x2="8.057cm" svg:y2="4.372cm">
          <text:p/>
        </draw:line>
        <draw:frame draw:style-name="gr6" draw:text-style-name="P3" draw:layer="layout" svg:width="2.886cm" svg:height="0.914cm" svg:x="4.845cm" svg:y="3.642cm">
          <draw:text-box>
            <text:p text:style-name="P3"><text:span text:style-name="T3">Analysis</text:span></text:p>
          </draw:text-box>
        </draw:frame>
        <draw:line draw:style-name="gr5" draw:text-style-name="P1" draw:layer="layout" svg:x1="12.054cm" svg:y1="4.403cm" svg:x2="15.162cm" svg:y2="4.403cm">
          <text:p/>
        </draw:line>
        <draw:frame draw:style-name="gr6" draw:text-style-name="P3" draw:layer="layout" svg:width="2.886cm" svg:height="0.914cm" svg:x="11.922cm" svg:y="3.667cm">
          <draw:text-box>
            <text:p text:style-name="P3"><text:span text:style-name="T3">Awarded</text:span></text:p>
          </draw:text-box>
        </draw:frame>
        <draw:frame draw:style-name="gr7" draw:text-style-name="P4" draw:layer="layout" svg:width="1.443cm" svg:height="1.473cm" svg:x="14.924cm" svg:y="3.636cm">
          <draw:text-box>
            <text:p text:style-name="P4"><text:span text:style-name="T4">$</text:span></text:p>
          </draw:text-box>
        </draw:frame>
        <draw:custom-shape draw:style-name="gr8" draw:text-style-name="P2" draw:layer="layout" svg:width="2.794cm" svg:height="3.302cm" svg:x="1.889cm" svg:y="9.509cm">
          <text:p text:style-name="P2"><text:span text:style-name="T1">DoT Websit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2" draw:layer="layout" svg:width="3.175cm" svg:height="1.905cm" svg:x="7.223cm" svg:y="10.208cm">
          <text:p text:style-name="P2"><text:span text:style-name="T1">Represent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1" draw:layer="layout" svg:x1="4.683cm" svg:y1="11.16cm" svg:x2="7.223cm" svg:y2="11.16cm">
          <text:p/>
        </draw:line>
        <draw:frame draw:style-name="gr6" draw:text-style-name="P3" draw:layer="layout" svg:width="1.616cm" svg:height="0.914cm" svg:x="4.972cm" svg:y="10.398cm">
          <draw:text-box>
            <text:p text:style-name="P3"><text:span text:style-name="T3">ETL</text:span></text:p>
          </draw:text-box>
        </draw:frame>
        <draw:line draw:style-name="gr5" draw:text-style-name="P1" draw:layer="layout" svg:x1="10.398cm" svg:y1="11.16cm" svg:x2="13.827cm" svg:y2="11.16cm">
          <text:p/>
        </draw:line>
        <draw:g>
          <draw:custom-shape draw:style-name="gr10" draw:text-style-name="P1" draw:layer="layout" svg:width="2.54cm" svg:height="1.524cm" draw:transform="rotate (1.571145392645) translate (13.701cm 12.431cm)">
            <text:p/>
            <draw:enhanced-geometry svg:viewBox="0 0 21600 21600" draw:glue-points="10800 0 2160 10800 10800 21600 19440 10800" draw:text-areas="4350 0 17250 21600" draw:mirror-horizontal="false" draw:mirror-vertical="false" draw:type="flowchart-manual-operation" draw:enhanced-path="M 0 0 L 21600 0 17250 21600 4350 21600 0 0 Z N"/>
          </draw:custom-shape>
          <draw:frame draw:style-name="gr11" draw:text-style-name="P2" draw:layer="layout" svg:width="1.778cm" svg:height="0.762cm" svg:x="13.573cm" svg:y="10.779cm">
            <draw:text-box>
              <text:p text:style-name="P2"><text:span text:style-name="T1">Model</text:span></text:p>
            </draw:text-box>
          </draw:frame>
        </draw:g>
        <draw:frame draw:style-name="gr12" draw:text-style-name="P5" draw:layer="layout" svg:width="3.394cm" svg:height="1.191cm" svg:x="10.271cm" svg:y="10.096cm">
          <draw:text-box>
            <text:p text:style-name="P5"><text:span text:style-name="T5">Pay Item Context</text:span></text:p>
          </draw:text-box>
        </draw:frame>
        <draw:line draw:style-name="gr5" draw:text-style-name="P1" draw:layer="layout" svg:x1="15.224cm" svg:y1="11.16cm" svg:x2="16.875cm" svg:y2="11.16cm">
          <text:p/>
        </draw:line>
        <draw:frame draw:style-name="gr12" draw:text-style-name="P5" draw:layer="layout" svg:width="3.394cm" svg:height="1.191cm" svg:x="10.271cm" svg:y="10.097cm">
          <draw:text-box>
            <text:p text:style-name="P5"><text:span text:style-name="T5">Pay Item Context</text:span></text:p>
          </draw:text-box>
        </draw:frame>
        <draw:frame draw:style-name="gr12" draw:text-style-name="P5" draw:layer="layout" svg:width="3.394cm" svg:height="1.191cm" svg:x="16.402cm" svg:y="10.477cm">
          <draw:text-box>
            <text:p text:style-name="P5"><text:span text:style-name="T5">Pay Item $ Predi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vin Wetzel</meta:initial-creator>
    <meta:creation-date>2025-05-01T09:04:24</meta:creation-date>
    <dc:date>2025-05-01T11:56:29</dc:date>
    <dc:creator>Calvin Wetzel</dc:creator>
    <meta:editing-duration>PT2H36M4S</meta:editing-duration>
    <meta:editing-cycles>2</meta:editing-cycles>
    <meta:generator>OpenOffice/4.1.15$Unix OpenOffice.org_project/4115m2$Build-9813</meta:generator>
    <meta:document-statistic meta:object-count="25"/>
  </office:meta>
</office:document-meta>
</file>